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131cm" fo:min-width="0.643cm"/>
    </style:style>
    <style:style style:name="gr5" style:family="graphic" style:parent-style-name="standard">
      <style:graphic-properties draw:textarea-horizontal-align="justify" draw:textarea-vertical-align="middle" draw:auto-grow-height="false" fo:min-height="5.973cm" fo:min-width="3.564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2cm" svg:stroke-color="#3465a4" draw:marker-start-width="0.503cm" draw:marker-end-width="0.503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textarea-vertical-align="top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512cm" fo:min-width="2.42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2.421cm"/>
    </style:style>
    <style:style style:name="gr11" style:family="graphic" style:parent-style-name="standard">
      <style:graphic-properties svg:stroke-width="0.2cm" svg:stroke-color="#ff0000" draw:marker-start-width="0.5cm" draw:marker-end-width="0.5cm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000000" draw:marker-start-width="0.5cm" draw:marker-end-width="0.5cm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000000" draw:marker-start-width="0.5cm" draw:marker-end="Arrow" draw:marker-end-width="0.5cm" draw:textarea-vertical-align="botto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0000" draw:marker-start-width="0.5cm" draw:marker-end="Arrow" draw:marker-end-width="0.5cm" draw:textarea-vertical-align="bottom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5.598cm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0.131cm" fo:min-width="1.405cm"/>
    </style:style>
    <style:style style:name="gr17" style:family="graphic" style:parent-style-name="standard">
      <style:graphic-properties draw:fill="solid" draw:fill-color="#ff3333" draw:textarea-horizontal-align="justify" draw:textarea-vertical-align="middle" draw:auto-grow-height="false" fo:min-height="0.29cm" fo:min-width="0.04cm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3.691cm"/>
    </style:style>
    <style:style style:name="gr19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4.834cm"/>
    </style:style>
    <style:style style:name="gr2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4.199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29cm" fo:min-width="0.04cm"/>
    </style:style>
    <style:style style:name="gr24" style:family="graphic" style:parent-style-name="standard">
      <style:graphic-properties draw:textarea-horizontal-align="justify" draw:textarea-vertical-align="middle" draw:auto-grow-height="false" fo:min-height="13.847cm" fo:min-width="6.358cm"/>
    </style:style>
    <style:style style:name="gr25" style:family="graphic" style:parent-style-name="standard">
      <style:graphic-properties svg:stroke-width="0.2cm" svg:stroke-color="#000000" draw:marker-start="Reversed_20_Arrow" draw:marker-start-width="0.5cm" draw:marker-end="" draw:marker-end-width="0.5cm" draw:textarea-vertical-align="bottom" fo:padding-top="0.225cm" fo:padding-bottom="0.225cm" fo:padding-left="0.35cm" fo:padding-right="0.35cm"/>
    </style:style>
    <style:style style:name="gr26" style:family="graphic" style:parent-style-name="standard">
      <style:graphic-properties svg:stroke-width="0.2cm" svg:stroke-color="#ff0000" draw:marker-start="Reversed_20_Arrow" draw:marker-start-width="0.5cm" draw:marker-end="" draw:marker-end-width="0.5cm" draw:textarea-vertical-align="bottom" fo:padding-top="0.225cm" fo:padding-bottom="0.225cm" fo:padding-left="0.35cm" fo:padding-right="0.35cm"/>
    </style:style>
    <style:style style:name="gr27" style:family="graphic" style:parent-style-name="standard">
      <style:graphic-properties draw:textarea-horizontal-align="justify" draw:textarea-vertical-align="middle" draw:auto-grow-height="false" fo:min-height="1.147cm" fo:min-width="2.548cm"/>
    </style:style>
    <style:style style:name="gr28" style:family="graphic" style:parent-style-name="standard">
      <style:graphic-properties draw:textarea-horizontal-align="justify" draw:textarea-vertical-align="middle" draw:auto-grow-height="false" fo:min-height="2.544cm" fo:min-width="4.072cm"/>
    </style:style>
    <style:style style:name="gr29" style:family="graphic" style:parent-style-name="standard">
      <style:graphic-properties draw:textarea-horizontal-align="justify" draw:textarea-vertical-align="middle" draw:auto-grow-height="false" fo:min-height="2.036cm" fo:min-width="8.263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131cm" fo:min-width="0.262cm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0.131cm" fo:min-width="0.77cm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 fo:min-height="0.131cm" fo:min-width="0.389cm"/>
    </style:style>
    <style:style style:name="gr33" style:family="graphic" style:parent-style-name="standard">
      <style:graphic-properties svg:stroke-color="#ff0000" draw:textarea-vertical-align="middle"/>
    </style:style>
    <style:style style:name="gr34" style:family="graphic" style:parent-style-name="standard">
      <style:graphic-properties draw:stroke="dash" draw:stroke-dash="Ultrafine_20_Dashed" svg:stroke-width="0.2cm" svg:stroke-color="#ff0000" draw:marker-start-width="0.5cm" draw:marker-end-width="0.5cm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2cm"/>
    </style:style>
    <style:style style:name="gr36" style:family="graphic" style:parent-style-name="standard">
      <style:graphic-properties draw:textarea-horizontal-align="justify" draw:textarea-vertical-align="middle" draw:auto-grow-height="false" fo:min-height="1.274cm" fo:min-width="7.374cm"/>
    </style:style>
    <style:style style:name="gr37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38" style:family="graphic" style:parent-style-name="standard">
      <style:graphic-properties draw:fill-color="#ffff00" draw:textarea-horizontal-align="justify" draw:textarea-vertical-align="middle" draw:auto-grow-height="false" fo:min-height="0.083cm" fo:min-width="0.77cm"/>
    </style:style>
    <style:style style:name="gr39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40" style:family="graphic" style:parent-style-name="standard">
      <style:graphic-properties draw:textarea-horizontal-align="justify" draw:textarea-vertical-align="middle" draw:auto-grow-height="false" fo:min-height="1.02cm" fo:min-width="1.532cm"/>
    </style:style>
    <style:style style:name="gr41" style:family="graphic" style:parent-style-name="standard">
      <style:graphic-properties draw:fill-color="#ffff00" draw:textarea-horizontal-align="justify" draw:textarea-vertical-align="middle" draw:auto-grow-height="false" fo:min-height="0.131cm" fo:min-width="0.897cm"/>
    </style:style>
    <style:style style:name="gr42" style:family="graphic" style:parent-style-name="standard">
      <style:graphic-properties draw:fill-color="#ffff00" draw:textarea-horizontal-align="justify" draw:textarea-vertical-align="middle" draw:auto-grow-height="false" fo:min-height="0.131cm" fo:min-width="1.151cm"/>
    </style:style>
    <style:style style:name="gr43" style:family="graphic" style:parent-style-name="standard">
      <style:graphic-properties draw:fill-color="#ffff00" draw:textarea-horizontal-align="justify" draw:textarea-vertical-align="middle" draw:auto-grow-height="false" fo:min-height="0.131cm" fo:min-width="1.024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0.639cm" fo:min-width="5.215cm"/>
    </style:style>
    <style:style style:name="gr46" style:family="graphic" style:parent-style-name="standard">
      <style:graphic-properties draw:fill-color="#ffff00" draw:textarea-horizontal-align="justify" draw:textarea-vertical-align="middle" draw:auto-grow-height="false" fo:min-height="0.131cm" fo:min-width="1.913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00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3333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032cm" svg:x="17.51cm" svg:y="11.287cm">
          <text:p text:style-name="P1">Battery</text:p>
          <text:p text:style-name="P1">breaker</text:p>
          <text:p text:style-name="P1">200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draw:transform="rotate (1.5707963267949) translate (14.716cm 12.557cm)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508cm" svg:height="0.508cm" draw:transform="rotate (1.5707963267949) translate (10.398cm 12.693cm)">
          <text:p text:style-name="P1">-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.143cm" svg:height="0.381cm" draw:transform="rotate (1.5707963267949) translate (15.478cm 14.081cm)">
          <text:p text:style-name="P1"><text:span text:style-name="T1">VE.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43cm" svg:height="0.381cm" draw:transform="rotate (1.5707963267949) translate (15.478cm 15.351cm)">
          <text:p text:style-name="P1"><text:span text:style-name="T1">VE.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064cm" svg:height="6.223cm" draw:transform="rotate (-1.5707963267949) translate (8.62cm 5.064cm)">
          <text:p text:style-name="P1">S1B3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508cm" svg:height="0.508cm" draw:transform="rotate (-1.5707963267949) translate (3.54cm 8.366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508cm" svg:height="0.508cm" draw:transform="rotate (-1.5707963267949) translate (8.112cm 8.366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1.143cm" svg:height="0.381cm" draw:transform="rotate (-1.5707963267949) translate (2.778cm 7.096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.143cm" svg:height="0.381cm" draw:transform="rotate (-1.5707963267949) translate (2.778cm 5.826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6.223cm" draw:transform="rotate (1.5707963267949) translate (9.636cm 15.859cm)">
          <text:p text:style-name="P1">S1B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0.508cm" svg:height="0.508cm" draw:transform="rotate (1.5707963267949) translate (14.716cm 12.557cm)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7" draw:id="id7" draw:layer="layout" svg:width="0.508cm" svg:height="0.508cm" draw:transform="rotate (1.5707963267949) translate (10.404cm 12.557cm)">
          <text:p text:style-name="P1">-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13" draw:id="id13" draw:layer="layout" svg:width="1.143cm" svg:height="0.381cm" draw:transform="rotate (1.5707963267949) translate (15.478cm 14.081cm)">
          <text:p text:style-name="P1"><text:span text:style-name="T1">VE.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1.143cm" svg:height="0.381cm" draw:transform="rotate (1.5707963267949) translate (15.478cm 15.351cm)">
          <text:p text:style-name="P1"><text:span text:style-name="T1">VE.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064cm" svg:height="6.223cm" draw:transform="rotate (1.5707963267949) translate (2.397cm 15.859cm)">
          <text:p text:style-name="P1">S1B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0.508cm" svg:height="0.508cm" draw:transform="rotate (1.5707963267949) translate (7.604cm 12.557cm)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9" draw:id="id9" draw:layer="layout" svg:width="0.508cm" svg:height="0.508cm" draw:transform="rotate (1.5707963267949) translate (3.032cm 12.557cm)">
          <text:p text:style-name="P1">-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2" draw:id="id2" draw:layer="layout" svg:width="1.143cm" svg:height="0.381cm" draw:transform="rotate (1.5707963267949) translate (8.239cm 14.208cm)">
          <text:p text:style-name="P1"><text:span text:style-name="T1">VE.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1.143cm" svg:height="0.381cm" draw:transform="rotate (1.5707963267949) translate (8.238cm 15.478cm)">
          <text:p text:style-name="P1"><text:span text:style-name="T1">VE.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064cm" svg:height="6.223cm" draw:transform="rotate (-1.5707963267949) translate (15.859cm 5.064cm)">
          <text:p text:style-name="P1">S1B4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508cm" svg:height="0.508cm" draw:transform="rotate (-1.5707963267949) translate (10.906cm 8.366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0.508cm" svg:height="0.508cm" draw:transform="rotate (-1.5707963267949) translate (15.224cm 8.366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1.143cm" svg:height="0.381cm" draw:transform="rotate (-1.5707963267949) translate (10.017cm 7.096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1.143cm" svg:height="0.381cm" draw:transform="rotate (-1.5707963267949) translate (10.018cm 5.816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4.564cm" svg:x1="15.859cm" svg:y1="14.78cm" svg:x2="8.62cm" svg:y2="13.637cm" draw:start-shape="id1" draw:start-glue-point="2" draw:end-shape="id2" draw:end-glue-point="2" svg:d="M15859 14780h-4064v-1143h-3175" svg:viewBox="0 0 7240 1144">
          <text:p/>
        </draw:connector>
        <draw:connector draw:style-name="gr6" draw:text-style-name="P1" draw:layer="layout" svg:x1="8.619cm" svg:y1="14.907cm" svg:x2="2.397cm" svg:y2="7.667cm" draw:start-shape="id3" draw:start-glue-point="2" draw:end-shape="id4" draw:end-glue-point="2" svg:d="M8619 14907h500v-3620h-7223v-3620h501" svg:viewBox="0 0 7224 7241">
          <text:p/>
        </draw:connector>
        <draw:connector draw:style-name="gr6" draw:text-style-name="P1" draw:layer="layout" draw:line-skew="4.057cm" svg:x1="2.397cm" svg:y1="6.397cm" svg:x2="9.636cm" svg:y2="7.667cm" draw:start-shape="id5" draw:start-glue-point="2" draw:end-shape="id6" draw:end-glue-point="2" svg:d="M2397 6397h3556v1270h3683" svg:viewBox="0 0 7240 1271">
          <text:p/>
        </draw:connector>
        <draw:connector draw:style-name="gr7" draw:text-style-name="P1" draw:layer="layout" svg:x1="10.404cm" svg:y1="12.303cm" svg:x2="8.112cm" svg:y2="12.303cm" draw:start-shape="id7" draw:start-glue-point="4" draw:end-shape="id8" draw:end-glue-point="8" svg:d="M10404 12303h-2292" svg:viewBox="0 0 2293 1">
          <text:p/>
        </draw:connector>
        <draw:connector draw:style-name="gr7" draw:text-style-name="P1" draw:layer="layout" svg:x1="3.286cm" svg:y1="12.049cm" svg:x2="3.286cm" svg:y2="8.874cm" draw:start-shape="id9" draw:start-glue-point="10" draw:end-shape="id10" draw:end-glue-point="10" svg:d="M3286 12049v-3175" svg:viewBox="0 0 1 3176">
          <text:p/>
        </draw:connector>
        <draw:connector draw:style-name="gr7" draw:text-style-name="P1" draw:layer="layout" svg:x1="8.112cm" svg:y1="8.62cm" svg:x2="10.398cm" svg:y2="8.62cm" draw:start-shape="id11" draw:start-glue-point="4" draw:end-shape="id12" draw:end-glue-point="8" svg:d="M8112 8620h2286" svg:viewBox="0 0 2287 1">
          <text:p/>
        </draw:connector>
        <draw:connector draw:style-name="gr8" draw:text-style-name="P1" draw:layer="layout" draw:line-skew="-4.635cm" svg:x1="15.859cm" svg:y1="13.51cm" svg:x2="25.892cm" svg:y2="5.381cm" draw:start-shape="id13" draw:start-glue-point="2" draw:end-shape="id14" draw:end-glue-point="3" svg:d="M15859 13510h381v-8129h9652" svg:viewBox="0 0 10034 8130">
          <text:p text:style-name="P1"/>
        </draw:connector>
        <draw:connector draw:style-name="gr8" draw:text-style-name="P1" draw:layer="layout" svg:x1="9.637cm" svg:y1="6.387cm" svg:x2="25.892cm" svg:y2="4.619cm" draw:start-shape="id15" draw:start-glue-point="2" draw:end-shape="id16" draw:end-glue-point="3" svg:d="M9637 6387h-501v-1768h16756" svg:viewBox="0 0 16757 1769">
          <text:p text:style-name="P1"/>
        </draw:connector>
        <draw:custom-shape draw:style-name="gr9" draw:text-style-name="P2" xml:id="id21" draw:id="id21" draw:layer="layout" svg:width="2.921cm" svg:height="0.762cm" svg:x="22.59cm" svg:y="11.922cm">
          <text:p text:style-name="P1">BAT+ 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0" draw:id="id20" draw:layer="layout" svg:width="2.921cm" svg:height="0.762cm" svg:x="22.59cm" svg:y="8.239cm">
          <text:p text:style-name="P1">BAT- post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24cm" svg:y1="12.303cm" svg:x2="17.637cm" svg:y2="12.303cm" draw:start-shape="id17" draw:start-glue-point="8" draw:end-shape="id18" draw:end-glue-point="8" svg:d="M15224 12303h2413" svg:viewBox="0 0 2414 1">
          <text:p/>
        </draw:connector>
        <draw:connector draw:style-name="gr12" draw:text-style-name="P1" draw:layer="layout" svg:x1="15.224cm" svg:y1="8.62cm" svg:x2="22.59cm" svg:y2="8.62cm" draw:start-shape="id19" draw:start-glue-point="4" draw:end-shape="id20" draw:end-glue-point="3" svg:d="M15224 8620h7366" svg:viewBox="0 0 7367 1">
          <text:p/>
        </draw:connector>
        <draw:connector draw:style-name="gr13" draw:text-style-name="P1" draw:layer="layout" svg:x1="25.511cm" svg:y1="8.62cm" svg:x2="28.305cm" svg:y2="8.652cm" draw:start-shape="id20" draw:start-glue-point="1" svg:d="M25511 8620h1647v32h1147" svg:viewBox="0 0 2795 33">
          <text:p text:style-name="P1">48V-</text:p>
        </draw:connector>
        <draw:connector draw:style-name="gr11" draw:text-style-name="P1" draw:layer="layout" svg:x1="22.59cm" svg:y1="12.303cm" svg:x2="21.447cm" svg:y2="12.303cm" draw:start-shape="id21" draw:start-glue-point="3" draw:end-shape="id22" draw:end-glue-point="4" svg:d="M22590 12303h-1143" svg:viewBox="0 0 1144 1">
          <text:p/>
        </draw:connector>
        <draw:connector draw:style-name="gr14" draw:text-style-name="P1" draw:layer="layout" svg:x1="25.511cm" svg:y1="12.303cm" svg:x2="28.305cm" svg:y2="12.316cm" draw:start-shape="id21" draw:start-glue-point="1" svg:d="M25511 12303h1647v13h1147" svg:viewBox="0 0 2795 14">
          <text:p text:style-name="P1">48V+</text:p>
        </draw:connector>
        <draw:frame draw:style-name="gr15" draw:text-style-name="P5" draw:layer="layout" svg:width="6.098cm" svg:height="0.962cm" svg:x="12.936cm" svg:y="0cm">
          <draw:text-box>
            <text:p>48VDC Battery box</text:p>
          </draw:text-box>
        </draw:frame>
        <draw:custom-shape draw:style-name="gr16" draw:text-style-name="P4" xml:id="id16" draw:id="id16" draw:layer="layout" svg:width="1.905cm" svg:height="0.381cm" svg:x="25.892cm" svg:y="4.429cm">
          <text:p text:style-name="P1"><text:span text:style-name="T1">48VDC panel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4" draw:id="id14" draw:layer="layout" svg:width="1.905cm" svg:height="0.381cm" svg:x="25.892cm" svg:y="5.191cm">
          <text:p text:style-name="P1"><text:span text:style-name="T1">48VDC panel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xml:id="id18" draw:id="id18" draw:layer="layout" svg:width="0.762cm" svg:height="0.762cm" draw:transform="rotate (-1.5707963267949) translate (18.399cm 11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2" draw:id="id22" draw:layer="layout" svg:width="0.762cm" svg:height="0.762cm" draw:transform="rotate (-1.5707963267949) translate (21.447cm 11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8" draw:text-style-name="P1" draw:layer="layout" svg:width="4.191cm" svg:height="2.286cm" svg:x="1.127cm" svg:y="1.127cm">
          <text:p text:style-name="P1">Smart MPPT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318cm" svg:height="2.032cm" svg:x="2.016cm" svg:y="14.843cm">
          <text:p text:style-name="P1">Multi</text:p>
          <text:p text:style-name="P1">Breaker</text:p>
          <text:p text:style-name="P1">200A</text:p>
          <draw:enhanced-geometry svg:viewBox="0 0 21600 21600" draw:type="rectangle" draw:enhanced-path="M 0 0 L 21600 0 21600 21600 0 21600 0 0 Z N"/>
        </draw:custom-shape>
        <draw:custom-shape draw:style-name="gr20" draw:text-style-name="P1" xml:id="id54" draw:id="id54" draw:layer="layout" svg:width="5.334cm" svg:height="1.27cm" svg:x="2.016cm" svg:y="18.526cm">
          <text:p text:style-name="P1">SmartShunt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7cm" svg:height="1.27cm" svg:x="1.889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4.699cm" svg:height="1.27cm" svg:x="7.731cm" svg:y="18.5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xml:id="id57" draw:id="id57" draw:layer="layout" svg:width="0.762cm" svg:height="0.762cm" draw:transform="rotate (-1.5707963267949) translate (8.747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25" draw:id="id25" draw:layer="layout" svg:width="0.762cm" svg:height="0.762cm" draw:transform="rotate (-1.5707963267949) translate (9.89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23" draw:id="id23" draw:layer="layout" svg:width="0.762cm" svg:height="0.762cm" draw:transform="rotate (-1.5707963267949) translate (11.033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29" draw:id="id29" draw:layer="layout" svg:width="0.762cm" svg:height="0.762cm" draw:transform="rotate (-1.5707963267949) translate (12.176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0.652cm" svg:y1="18.78cm" svg:x2="12.176cm" svg:y2="3.286cm" draw:start-shape="id23" draw:start-glue-point="6" draw:end-shape="id24" draw:end-glue-point="3" svg:d="M10652 18780v-15494h1524" svg:viewBox="0 0 1525 15495">
          <text:p/>
        </draw:connector>
        <draw:connector draw:style-name="gr12" draw:text-style-name="P1" draw:layer="layout" svg:x1="9.509cm" svg:y1="18.78cm" svg:x2="3.73cm" svg:y2="3.413cm" draw:start-shape="id25" draw:start-glue-point="6" draw:end-shape="id26" draw:end-glue-point="2" svg:d="M9509 18780v-7684h-5779v-7683" svg:viewBox="0 0 5780 15368">
          <text:p/>
        </draw:connector>
        <draw:custom-shape draw:style-name="gr22" draw:text-style-name="P1" draw:layer="layout" svg:width="4.699cm" svg:height="1.27cm" draw:transform="rotate (-1.5707963267949) translate (14.716cm 8.11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60" draw:id="id60" draw:layer="layout" svg:width="0.762cm" svg:height="0.762cm" draw:transform="rotate (-3.14159265358979) translate (14.462cm 9.1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762cm" svg:height="0.762cm" draw:transform="rotate (-3.14159265358979) translate (14.462cm 10.2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78" draw:id="id78" draw:layer="layout" svg:width="0.762cm" svg:height="0.762cm" draw:transform="rotate (-3.14159265358979) translate (14.462cm 11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5" draw:id="id35" draw:layer="layout" svg:width="0.762cm" svg:height="0.762cm" draw:transform="rotate (-3.14159265358979) translate (14.462cm 12.5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8" draw:id="id28" draw:layer="layout" svg:width="0.762cm" svg:height="0.762cm" svg:x="2.14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6.858cm" svg:height="14.097cm" svg:x="21.574cm" svg:y="1.254cm">
          <text:p text:style-name="P1">Multiplus II</text:p>
          <text:p text:style-name="P1">48V/3000/35-32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.128cm" svg:y1="19.137cm" svg:x2="2.143cm" svg:y2="19.161cm" draw:end-shape="id27" draw:end-glue-point="8" svg:d="M1128 19137h257v24h758" svg:viewBox="0 0 1016 25">
          <text:p text:style-name="P1">48V-</text:p>
        </draw:connector>
        <draw:connector draw:style-name="gr26" draw:text-style-name="P1" draw:layer="layout" svg:x1="1.115cm" svg:y1="17.735cm" svg:x2="2.143cm" svg:y2="17.764cm" draw:end-shape="id28" draw:end-glue-point="6" svg:d="M1115 17735h264v29h764" svg:viewBox="0 0 1029 30">
          <text:p text:style-name="P1">48V+</text:p>
        </draw:connector>
        <draw:connector draw:style-name="gr12" draw:text-style-name="P1" draw:layer="layout" svg:x1="12.176cm" svg:y1="19.161cm" svg:x2="27.67cm" svg:y2="15.097cm" draw:start-shape="id29" draw:start-glue-point="4" draw:end-shape="id30" draw:end-glue-point="10" svg:d="M12176 19161h15494v-4064" svg:viewBox="0 0 15495 4065">
          <text:p/>
        </draw:connector>
        <draw:custom-shape draw:style-name="gr19" draw:text-style-name="P1" draw:layer="layout" svg:width="4.318cm" svg:height="2.032cm" svg:x="2.016cm" svg:y="10.144cm">
          <text:p text:style-name="P1">Charge</text:p>
          <text:p text:style-name="P1">Breaker</text:p>
          <text:p text:style-name="P1">100A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318cm" svg:height="2.032cm" svg:x="2.016cm" svg:y="12.557cm">
          <text:p text:style-name="P1">Load</text:p>
          <text:p text:style-name="P1">Breaker</text:p>
          <text:p text:style-name="P1">100A</text:p>
          <draw:enhanced-geometry svg:viewBox="0 0 21600 21600" draw:type="rectangle" draw:enhanced-path="M 0 0 L 21600 0 21600 21600 0 21600 0 0 Z N"/>
        </draw:custom-shape>
        <draw:custom-shape draw:style-name="gr27" draw:text-style-name="P1" xml:id="id31" draw:id="id31" draw:layer="layout" svg:width="3.048cm" svg:height="1.397cm" svg:x="6.334cm" svg:y="3.54cm">
          <text:p text:style-name="P1">Cyrix</text:p>
          <text:p text:style-name="P1">Li-Charg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0.388cm" svg:x1="9.382cm" svg:y1="4.238cm" svg:x2="6.207cm" svg:y2="11.16cm" draw:start-shape="id31" draw:start-glue-point="1" draw:end-shape="id32" draw:end-glue-point="4" svg:d="M9382 4238h889v6922h-4064" svg:viewBox="0 0 4065 6923">
          <text:p/>
        </draw:connector>
        <draw:custom-shape draw:style-name="gr28" draw:text-style-name="P1" xml:id="id33" draw:id="id33" draw:layer="layout" svg:width="4.572cm" svg:height="2.794cm" svg:x="16.113cm" svg:y="12.176cm">
          <text:p text:style-name="P1">BatteryProtect</text:p>
          <text:p text:style-name="P1">Load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6.113cm" svg:y1="13.573cm" svg:x2="6.207cm" svg:y2="13.573cm" draw:start-shape="id33" draw:start-glue-point="3" draw:end-shape="id34" draw:end-glue-point="4" svg:d="M16113 13573h-9906" svg:viewBox="0 0 9907 1">
          <text:p/>
        </draw:connector>
        <draw:connector draw:style-name="gr11" draw:text-style-name="P1" draw:layer="layout" svg:x1="14.462cm" svg:y1="12.176cm" svg:x2="20.685cm" svg:y2="13.573cm" draw:start-shape="id35" draw:start-glue-point="6" draw:end-shape="id33" draw:end-glue-point="1" svg:d="M14462 12176h826v-501h5898v1898h-501" svg:viewBox="0 0 6725 1899">
          <text:p/>
        </draw:connector>
        <draw:custom-shape draw:style-name="gr29" draw:text-style-name="P1" draw:layer="layout" svg:width="8.763cm" svg:height="2.286cm" svg:x="1.127cm" svg:y="5.572cm">
          <text:p text:style-name="P1">VE.Bus BMS</text:p>
          <draw:enhanced-geometry svg:viewBox="0 0 21600 21600" draw:type="rectangle" draw:enhanced-path="M 0 0 L 21600 0 21600 21600 0 21600 0 0 Z N"/>
        </draw:custom-shape>
        <draw:custom-shape draw:style-name="gr4" draw:text-style-name="P4" xml:id="id38" draw:id="id38" draw:layer="layout" svg:width="1.143cm" svg:height="0.381cm" svg:x="2.651cm" svg:y="7.477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6" draw:id="id36" draw:layer="layout" svg:width="1.143cm" svg:height="0.381cm" svg:x="1.254cm" svg:y="7.477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0" draw:id="id50" draw:layer="layout" svg:width="1.143cm" svg:height="0.381cm" svg:x="5.826cm" svg:y="5.572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0" draw:id="id70" draw:layer="layout" svg:width="1.143cm" svg:height="0.381cm" svg:x="4.429cm" svg:y="5.572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43cm" svg:height="0.381cm" svg:x="4.302cm" svg:y="7.096cm">
          <text:p text:style-name="P1"><text:span text:style-name="T1">ALARM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71" draw:id="id71" draw:layer="layout" svg:width="0.762cm" svg:height="0.381cm" svg:x="5.572cm" svg:y="7.096cm">
          <text:p text:style-name="P1"><text:span text:style-name="T1">BAT-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xml:id="id42" draw:id="id42" draw:layer="layout" svg:width="1.27cm" svg:height="0.381cm" svg:x="6.461cm" svg:y="7.096cm">
          <text:p text:style-name="P1"><text:span text:style-name="T1">CHARGE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40" draw:id="id40" draw:layer="layout" svg:width="0.889cm" svg:height="0.381cm" svg:x="7.858cm" svg:y="7.096cm">
          <text:p text:style-name="P1"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43" draw:id="id43" draw:layer="layout" svg:width="0.889cm" svg:height="0.381cm" svg:x="8.874cm" svg:y="7.096cm">
          <text:p text:style-name="P1"><text:span text:style-name="T1">BAT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.825cm" svg:y1="7.858cm" svg:x2="2.27cm" svg:y2="8.62cm" draw:start-shape="id36" draw:start-glue-point="2" draw:end-shape="id37" draw:end-glue-point="0" svg:d="M1825 7858v380h445v382" svg:viewBox="0 0 446 763">
          <text:p/>
        </draw:connector>
        <draw:connector draw:style-name="gr6" draw:text-style-name="P1" draw:layer="layout" svg:x1="3.222cm" svg:y1="7.858cm" svg:x2="3.032cm" svg:y2="9.318cm" draw:start-shape="id38" draw:start-glue-point="2" draw:end-shape="id39" draw:end-glue-point="1" svg:d="M3222 7858v634h311v826h-501" svg:viewBox="0 0 502 1461">
          <text:p/>
        </draw:connector>
        <draw:connector draw:style-name="gr6" draw:text-style-name="P1" draw:layer="layout" draw:line-skew="-0.634cm" svg:x1="8.302cm" svg:y1="7.477cm" svg:x2="17.573cm" svg:y2="12.303cm" draw:start-shape="id40" draw:start-glue-point="2" draw:end-shape="id41" draw:end-glue-point="0" svg:d="M8302 7477v1778h9271v3048" svg:viewBox="0 0 9272 4827">
          <text:p/>
        </draw:connector>
        <draw:connector draw:style-name="gr6" draw:text-style-name="P1" draw:layer="layout" draw:line-skew="0cm 0cm 0.516cm" svg:x1="7.096cm" svg:y1="7.477cm" svg:x2="7.858cm" svg:y2="4.937cm" draw:start-shape="id42" draw:start-glue-point="2" draw:end-shape="id31" draw:end-glue-point="2" svg:d="M7096 7477v500h1136v-1441h-374v-1599" svg:viewBox="0 0 1137 3041">
          <text:p/>
        </draw:connector>
        <draw:connector draw:style-name="gr33" draw:text-style-name="P1" draw:layer="layout" draw:line-skew="0.762cm" svg:x1="9.318cm" svg:y1="7.477cm" svg:x2="2.524cm" svg:y2="10.779cm" draw:start-shape="id43" draw:start-glue-point="2" draw:end-shape="id44" draw:end-glue-point="6" svg:d="M9318 7477v2413h-6794v889" svg:viewBox="0 0 6795 3303">
          <text:p/>
        </draw:connector>
        <draw:connector draw:style-name="gr34" draw:text-style-name="P1" draw:layer="layout" svg:x1="26.654cm" svg:y1="15.097cm" svg:x2="6.207cm" svg:y2="15.859cm" draw:start-shape="id45" draw:start-glue-point="8" draw:end-shape="id46" draw:end-glue-point="4" svg:d="M26654 15097v762h-20447" svg:viewBox="0 0 20448 763">
          <text:p/>
        </draw:connector>
        <draw:frame draw:style-name="gr35" draw:text-style-name="P5" draw:layer="layout" svg:width="5.142cm" svg:height="0.962cm" svg:x="12.749cm" svg:y="0.038cm">
          <draw:text-box>
            <text:p>48VDC panel</text:p>
          </draw:text-box>
        </draw:frame>
        <draw:custom-shape draw:style-name="gr36" draw:text-style-name="P1" xml:id="id48" draw:id="id48" draw:layer="layout" svg:width="7.874cm" svg:height="1.524cm" svg:x="13.573cm" svg:y="17.256cm">
          <text:p text:style-name="P1">Cerbo GX</text:p>
          <draw:enhanced-geometry svg:viewBox="0 0 21600 21600" draw:type="rectangle" draw:enhanced-path="M 0 0 L 21600 0 21600 21600 0 21600 0 0 Z N"/>
        </draw:custom-shape>
        <draw:custom-shape draw:style-name="gr37" draw:text-style-name="P1" xml:id="id47" draw:id="id47" draw:layer="layout" svg:width="4.064cm" svg:height="0.762cm" svg:x="15.478cm" svg:y="19.669cm">
          <text:p text:style-name="P1">GX Touch 50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1cm" svg:y1="19.669cm" svg:x2="17.51cm" svg:y2="18.78cm" draw:start-shape="id47" draw:start-glue-point="0" draw:end-shape="id48" draw:end-glue-point="2" svg:d="M17510 19669v-889" svg:viewBox="0 0 1 890">
          <text:p/>
        </draw:connector>
        <draw:connector draw:style-name="gr6" draw:text-style-name="P1" draw:layer="layout" svg:x1="19.732cm" svg:y1="17.256cm" svg:x2="6.397cm" svg:y2="5.572cm" draw:start-shape="id49" draw:start-glue-point="0" draw:end-shape="id50" draw:end-glue-point="0" svg:d="M19732 17256v-12186h-13335v502" svg:viewBox="0 0 13336 12187">
          <text:p/>
        </draw:connector>
        <draw:connector draw:style-name="gr6" draw:text-style-name="P1" draw:layer="layout" svg:x1="20.875cm" svg:y1="17.256cm" svg:x2="23.606cm" svg:y2="13.636cm" draw:start-shape="id51" draw:start-glue-point="0" draw:end-shape="id52" draw:end-glue-point="3" svg:d="M20875 17256v-3620h2731" svg:viewBox="0 0 2732 3621">
          <text:p/>
        </draw:connector>
        <draw:connector draw:style-name="gr11" draw:text-style-name="P1" draw:layer="layout" svg:x1="4.746cm" svg:y1="3.413cm" svg:x2="6.334cm" svg:y2="4.238cm" draw:start-shape="id53" draw:start-glue-point="2" draw:end-shape="id31" draw:end-glue-point="3" svg:d="M4746 3413v825h1588" svg:viewBox="0 0 1589 826">
          <text:p/>
        </draw:connector>
        <draw:custom-shape draw:style-name="gr4" draw:text-style-name="P4" xml:id="id49" draw:id="id49" draw:layer="layout" svg:width="1.143cm" svg:height="0.381cm" svg:x="19.161cm" svg:y="17.25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xml:id="id55" draw:id="id55" draw:layer="layout" svg:width="1.27cm" svg:height="0.381cm" svg:x="16.24cm" svg:y="17.256cm">
          <text:p text:style-name="P1"><text:span text:style-name="T1">VE.Direct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xml:id="id56" draw:id="id56" draw:layer="layout" svg:width="1.27cm" svg:height="0.333cm" svg:x="5.191cm" svg:y="18.574cm">
          <text:p text:style-name="P1"><text:span text:style-name="T1">VE.Direc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svg:x1="4.683cm" svg:y1="18.526cm" svg:x2="2.905cm" svg:y2="17.764cm" draw:start-shape="id54" draw:start-glue-point="0" draw:end-shape="id28" draw:end-glue-point="10" svg:d="M4683 18526v-762h-1778" svg:viewBox="0 0 1779 763">
          <text:p/>
        </draw:connector>
        <draw:connector draw:style-name="gr6" draw:text-style-name="P1" draw:layer="layout" svg:x1="16.875cm" svg:y1="17.256cm" svg:x2="5.826cm" svg:y2="18.574cm" draw:start-shape="id55" draw:start-glue-point="0" draw:end-shape="id56" draw:end-glue-point="0" svg:d="M16875 17256v-502h-11049v1820" svg:viewBox="0 0 11050 1821">
          <text:p/>
        </draw:connector>
        <draw:connector draw:style-name="gr12" draw:text-style-name="P1" draw:layer="layout" svg:x1="7.985cm" svg:y1="19.161cm" svg:x2="7.223cm" svg:y2="19.161cm" draw:start-shape="id57" draw:start-glue-point="8" draw:end-shape="id58" draw:end-glue-point="4" svg:d="M7985 19161h-762" svg:viewBox="0 0 763 1">
          <text:p/>
        </draw:connector>
        <draw:custom-shape draw:style-name="gr23" draw:text-style-name="P7" xml:id="id30" draw:id="id30" draw:layer="layout" svg:width="0.762cm" svg:height="0.762cm" draw:transform="rotate (-1.5707963267949) translate (28.051cm 14.3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45" draw:id="id45" draw:layer="layout" svg:width="0.762cm" svg:height="0.762cm" svg:x="26.273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43cm" svg:height="0.381cm" svg:x="25.003cm" svg:y="13.44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xml:id="id24" draw:id="id24" draw:layer="layout" svg:width="5.08cm" svg:height="2.54cm" svg:x="12.176cm" svg:y="2.016cm">
          <text:p text:style-name="P1">DC/DC converter</text:p>
          <text:p text:style-name="P1">48V→12V</text:p>
          <text:p text:style-name="P1">isolated</text:p>
          <draw:enhanced-geometry svg:viewBox="0 0 21600 21600" draw:type="rectangle" draw:enhanced-path="M 0 0 L 21600 0 21600 21600 0 21600 0 0 Z N"/>
        </draw:custom-shape>
        <draw:custom-shape draw:style-name="gr40" draw:text-style-name="P1" xml:id="id59" draw:id="id59" draw:layer="layout" svg:width="2.032cm" svg:height="1.27cm" svg:x="10.906cm" svg:y="8.112cm">
          <text:p text:style-name="P1">FUSE</text:p>
          <text:p text:style-name="P1">20A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2.938cm" svg:y1="8.747cm" svg:x2="13.7cm" svg:y2="8.747cm" draw:start-shape="id59" draw:start-glue-point="1" draw:end-shape="id60" draw:end-glue-point="10" svg:d="M12938 8747h762" svg:viewBox="0 0 763 1">
          <text:p/>
        </draw:connector>
        <draw:connector draw:style-name="gr11" draw:text-style-name="P1" draw:layer="layout" svg:x1="14.716cm" svg:y1="4.556cm" svg:x2="11.922cm" svg:y2="8.112cm" draw:start-shape="id24" draw:start-glue-point="2" draw:end-shape="id59" draw:end-glue-point="0" svg:d="M14716 4556v1778h-2794v1778" svg:viewBox="0 0 2795 3557">
          <text:p/>
        </draw:connector>
        <draw:custom-shape draw:style-name="gr4" draw:text-style-name="P4" xml:id="id62" draw:id="id62" draw:layer="layout" svg:width="1.143cm" svg:height="0.381cm" svg:x="23.225cm" svg:y="14.462cm">
          <text:p text:style-name="P1"><text:span text:style-name="T1">AC IN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65" draw:id="id65" draw:layer="layout" svg:width="1.397cm" svg:height="0.381cm" svg:x="24.495cm" svg:y="14.462cm">
          <text:p text:style-name="P1"><text:span text:style-name="T1">AC OUT2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63" draw:id="id63" draw:layer="layout" svg:width="1.397cm" svg:height="0.381cm" svg:x="21.701cm" svg:y="14.462cm">
          <text:p text:style-name="P1"><text:span text:style-name="T1">AC OUT1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61" draw:id="id61" draw:layer="layout" svg:width="1.651cm" svg:height="0.381cm" svg:x="24.495cm" svg:y="19.238cm">
          <text:p text:style-name="P1"><text:span text:style-name="T1">IsoTrafo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5.32cm" svg:y1="19.238cm" svg:x2="23.796cm" svg:y2="14.843cm" draw:start-shape="id61" draw:start-glue-point="0" draw:end-shape="id62" draw:end-glue-point="2" svg:d="M25320 19238v-2198h-1524v-2197" svg:viewBox="0 0 1525 4396">
          <text:p/>
        </draw:connector>
        <draw:custom-shape draw:style-name="gr42" draw:text-style-name="P4" xml:id="id66" draw:id="id66" draw:layer="layout" svg:width="1.651cm" svg:height="0.381cm" svg:x="26.527cm" svg:y="19.238cm">
          <text:p text:style-name="P1"><text:span text:style-name="T1">WaterHeater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64" draw:id="id64" draw:layer="layout" svg:width="1.651cm" svg:height="0.381cm" svg:x="22.463cm" svg:y="19.238cm">
          <text:p text:style-name="P1"><text:span text:style-name="T1">AC Pane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.399cm" svg:y1="14.843cm" svg:x2="23.288cm" svg:y2="19.238cm" draw:start-shape="id63" draw:start-glue-point="2" draw:end-shape="id64" draw:end-glue-point="0" svg:d="M22399 14843v2197h889v2198" svg:viewBox="0 0 890 4396">
          <text:p/>
        </draw:connector>
        <draw:connector draw:style-name="gr6" draw:text-style-name="P1" draw:layer="layout" svg:x1="25.193cm" svg:y1="14.843cm" svg:x2="27.352cm" svg:y2="19.238cm" draw:start-shape="id65" draw:start-glue-point="2" draw:end-shape="id66" draw:end-glue-point="0" svg:d="M25193 14843v2197h2159v2198" svg:viewBox="0 0 2160 4396">
          <text:p/>
        </draw:connector>
        <draw:custom-shape draw:style-name="gr43" draw:text-style-name="P4" xml:id="id37" draw:id="id37" draw:layer="layout" svg:width="1.524cm" svg:height="0.381cm" svg:x="1.508cm" svg:y="8.62cm">
          <text:p text:style-name="P1"><text:span text:style-name="T1">BatteryBox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xml:id="id39" draw:id="id39" draw:layer="layout" svg:width="1.524cm" svg:height="0.381cm" svg:x="1.508cm" svg:y="9.128cm">
          <text:p text:style-name="P1"><text:span text:style-name="T1">BatteryBox</text:span>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08cm" svg:height="0.381cm" draw:transform="rotate (-3.14159265358979) translate (23.606cm 19.9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0.508cm" svg:height="0.381cm" draw:transform="rotate (-3.14159265358979) translate (27.67cm 19.9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0.508cm" svg:height="0.381cm" svg:x="25.003cm" svg:y="19.6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0.508cm" svg:height="0.381cm" draw:transform="rotate (-1.5707963267949) translate (1.508cm 8.4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0.508cm" svg:height="0.381cm" draw:transform="rotate (-1.5707963267949) translate (1.508cm 9.1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4" xml:id="id67" draw:id="id67" draw:layer="layout" svg:width="1.27cm" svg:height="0.381cm" svg:x="17.764cm" svg:y="17.256cm">
          <text:p text:style-name="P1"><text:span text:style-name="T1">VE.Dir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xml:id="id68" draw:id="id68" draw:layer="layout" svg:width="1.27cm" svg:height="0.381cm" svg:x="4.048cm" svg:y="1.508cm">
          <text:p text:style-name="P1"><text:span text:style-name="T1">VE.Direc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399cm" svg:y1="17.256cm" svg:x2="5.318cm" svg:y2="1.698cm" draw:start-shape="id67" draw:start-glue-point="0" draw:end-shape="id68" draw:end-glue-point="1" svg:d="M18399 17256v-15558h-13081" svg:viewBox="0 0 13082 15559">
          <text:p/>
        </draw:connector>
        <draw:custom-shape draw:style-name="gr4" draw:text-style-name="P4" xml:id="id52" draw:id="id52" draw:layer="layout" svg:width="1.143cm" svg:height="0.381cm" svg:x="23.606cm" svg:y="13.44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xml:id="id69" draw:id="id69" draw:layer="layout" svg:width="5.715cm" svg:height="0.889cm" svg:x="5.953cm" svg:y="0.365cm">
          <text:p text:style-name="P1">Digital Multi control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81cm" svg:y1="1.254cm" svg:x2="5cm" svg:y2="5.572cm" draw:start-shape="id69" draw:start-glue-point="2" draw:end-shape="id70" draw:end-glue-point="0" svg:d="M8810 1254v2158h-3810v2160" svg:viewBox="0 0 3811 4319">
          <text:p/>
        </draw:connector>
        <draw:custom-shape draw:style-name="gr17" draw:text-style-name="P6" xml:id="id34" draw:id="id34" draw:layer="layout" svg:width="0.762cm" svg:height="0.762cm" draw:transform="rotate (-1.5707963267949) translate (6.207cm 13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73" draw:id="id73" draw:layer="layout" svg:width="0.762cm" svg:height="0.762cm" draw:transform="rotate (-1.5707963267949) translate (2.905cm 13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44" draw:id="id44" draw:layer="layout" svg:width="0.762cm" svg:height="0.762cm" draw:transform="rotate (-1.5707963267949) translate (2.905cm 10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2" draw:id="id32" draw:layer="layout" svg:width="0.762cm" svg:height="0.762cm" draw:transform="rotate (-1.5707963267949) translate (6.207cm 10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46" draw:id="id46" draw:layer="layout" svg:width="0.762cm" svg:height="0.762cm" draw:transform="rotate (-1.5707963267949) translate (6.207cm 15.4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72" draw:id="id72" draw:layer="layout" svg:width="0.762cm" svg:height="0.762cm" draw:transform="rotate (-1.5707963267949) translate (2.905cm 15.4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58" draw:id="id58" draw:layer="layout" svg:width="0.762cm" svg:height="0.762cm" draw:transform="rotate (-1.5707963267949) translate (7.223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27" draw:id="id27" draw:layer="layout" svg:width="0.762cm" svg:height="0.762cm" draw:transform="rotate (-1.5707963267949) translate (2.905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5.953cm" svg:y1="7.477cm" svg:x2="8.366cm" svg:y2="18.78cm" draw:start-shape="id71" draw:start-glue-point="2" draw:end-shape="id57" draw:end-glue-point="6" svg:d="M5953 7477v5651h2413v5652" svg:viewBox="0 0 2414 11304">
          <text:p/>
        </draw:connector>
        <draw:connector draw:style-name="gr34" draw:text-style-name="P1" draw:layer="layout" svg:x1="2.524cm" svg:y1="16.24cm" svg:x2="2.524cm" svg:y2="17.383cm" draw:start-shape="id72" draw:start-glue-point="10" svg:d="M2524 16240v1143" svg:viewBox="0 0 1 1144">
          <text:p/>
        </draw:connector>
        <draw:connector draw:style-name="gr34" draw:text-style-name="P1" draw:layer="layout" svg:x1="2.524cm" svg:y1="13.954cm" svg:x2="2.524cm" svg:y2="15.478cm" draw:start-shape="id73" draw:start-glue-point="10" draw:end-shape="id72" draw:end-glue-point="6" svg:d="M2524 13954v1524" svg:viewBox="0 0 1 1525">
          <text:p/>
        </draw:connector>
        <draw:connector draw:style-name="gr34" draw:text-style-name="P1" draw:layer="layout" svg:x1="2.524cm" svg:y1="11.541cm" svg:x2="2.524cm" svg:y2="13.192cm" draw:start-shape="id44" draw:start-glue-point="10" draw:end-shape="id73" draw:end-glue-point="6" svg:d="M2524 11541v1651" svg:viewBox="0 0 1 1652">
          <text:p/>
        </draw:connector>
        <draw:custom-shape draw:style-name="gr32" draw:text-style-name="P4" draw:layer="layout" svg:width="0.889cm" svg:height="0.381cm" svg:x="1.254cm" svg:y="3.032cm">
          <text:p text:style-name="P1"><text:span text:style-name="T1">PV+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889cm" svg:height="0.381cm" svg:x="2.27cm" svg:y="3.032cm">
          <text:p text:style-name="P1"><text:span text:style-name="T1">PV-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26" draw:id="id26" draw:layer="layout" svg:width="0.889cm" svg:height="0.381cm" svg:x="3.286cm" svg:y="3.032cm">
          <text:p text:style-name="P1"><text:span text:style-name="T1">BAT-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53" draw:id="id53" draw:layer="layout" svg:width="0.889cm" svg:height="0.381cm" svg:x="4.302cm" svg:y="3.032cm">
          <text:p text:style-name="P1"><text:span text:style-name="T1">BAT+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75" draw:id="id75" draw:layer="layout" svg:width="0.889cm" svg:height="0.381cm" svg:x="15.097cm" svg:y="17.383cm">
          <text:p text:style-name="P1"><text:span text:style-name="T1">BAT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xml:id="id74" draw:id="id74" draw:layer="layout" svg:width="0.762cm" svg:height="0.381cm" svg:x="13.827cm" svg:y="17.383cm">
          <text:p text:style-name="P1"><text:span text:style-name="T1">BAT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827cm" svg:y1="17.573cm" svg:x2="11.795cm" svg:y2="18.78cm" draw:start-shape="id74" draw:start-glue-point="3" draw:end-shape="id29" draw:end-glue-point="6" svg:d="M13827 17573h-2032v1207" svg:viewBox="0 0 2033 1208">
          <text:p/>
        </draw:connector>
        <draw:custom-shape draw:style-name="gr4" draw:text-style-name="P4" xml:id="id51" draw:id="id51" draw:layer="layout" svg:width="1.143cm" svg:height="0.381cm" svg:x="20.304cm" svg:y="17.25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line-skew="-0.571cm" svg:x1="15.541cm" svg:y1="17.383cm" svg:x2="11.922cm" svg:y2="11.668cm" draw:start-shape="id75" draw:start-glue-point="0" draw:end-shape="id76" svg:d="M15541 17383v-3429h-3619v-2286" svg:viewBox="0 0 3620 5716">
          <text:p/>
        </draw:connector>
        <draw:custom-shape draw:style-name="gr46" draw:text-style-name="P4" xml:id="id41" draw:id="id41" draw:layer="layout" svg:width="2.413cm" svg:height="0.381cm" svg:x="16.367cm" svg:y="12.303cm">
          <text:p text:style-name="P1"><text:span text:style-name="T1">En</text:span><text:span text:style-name="T1">abl</text:span><text:span text:style-name="T1">e </text:span><text:span text:style-name="T1">LO</text:span><text:span text:style-name="T1">AD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xml:id="id77" draw:id="id77" draw:layer="layout" svg:width="0.762cm" svg:height="0.381cm" svg:x="16.367cm" svg:y="14.208cm">
          <text:p text:style-name="P1"><text:span text:style-name="T1">BAT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795cm" svg:y1="18.78cm" svg:x2="16.367cm" svg:y2="14.398cm" draw:start-shape="id29" draw:start-glue-point="6" draw:end-shape="id77" draw:end-glue-point="3" svg:d="M11795 18780v-4382h4572" svg:viewBox="0 0 4573 4383">
          <text:p/>
        </draw:connector>
        <draw:custom-shape draw:style-name="gr40" draw:text-style-name="P1" xml:id="id76" draw:id="id76" draw:layer="layout" svg:width="2.032cm" svg:height="1.27cm" svg:x="10.906cm" svg:y="10.398cm">
          <text:p text:style-name="P1">FUSE</text:p>
          <text:p text:style-name="P1">3A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2.938cm" svg:y1="11.033cm" svg:x2="13.7cm" svg:y2="11.033cm" draw:start-shape="id76" draw:start-glue-point="1" draw:end-shape="id78" draw:end-glue-point="10" svg:d="M12938 11033h762" svg:viewBox="0 0 76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eversed_20_Arrow" draw:display-name="Reversed Arrow" svg:viewBox="0 0 20 30" svg:d="M10 30l-10-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5T17:22:42.579284767</meta:creation-date>
    <dc:date>2020-05-03T06:47:35.050053159</dc:date>
    <meta:editing-duration>PT7H5M30S</meta:editing-duration>
    <meta:editing-cycles>27</meta:editing-cycles>
    <meta:generator>LibreOffice/6.2.8.2$Linux_X86_64 LibreOffice_project/20$Build-2</meta:generator>
    <meta:document-statistic meta:object-count="157"/>
  </office:meta>
</office:document-meta>
</file>